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3417D5DCB55C7CBE620.png" manifest:media-type="image/png"/>
  <manifest:file-entry manifest:full-path="Pictures/100000010000033900000341584CBD049E734BEF.png" manifest:media-type="image/png"/>
  <manifest:file-entry manifest:full-path="Pictures/10000001000003390000034139246A5775754076.png" manifest:media-type="image/png"/>
  <manifest:file-entry manifest:full-path="Pictures/100000010000033900000341CD6387FEBB801B7C.png" manifest:media-type="image/png"/>
  <manifest:file-entry manifest:full-path="Pictures/100000010000033900000341EC18F30F07C64B95.png" manifest:media-type="image/png"/>
  <manifest:file-entry manifest:full-path="Pictures/10000001000003390000034109647401DEC8FC34.png" manifest:media-type="image/png"/>
  <manifest:file-entry manifest:full-path="Pictures/10000001000003390000037B4CC952BE20B3BBEA.png" manifest:media-type="image/png"/>
  <manifest:file-entry manifest:full-path="Pictures/10000001000003390000037B017B91ED8484F7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237" officeooo:paragraph-rsid="000ee237"/>
    </style:style>
    <style:style style:name="P2" style:family="paragraph" style:parent-style-name="Standard">
      <style:paragraph-properties fo:text-align="center" style:justify-single-word="false"/>
      <style:text-properties officeooo:rsid="000ee237" officeooo:paragraph-rsid="000ee2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eenshots<draw:frame draw:style-name="fr1" draw:name="Image1" text:anchor-type="char" svg:x="1.1465in" svg:y="-0.2165in" svg:width="5.1638in" svg:height="5.5772in" draw:z-index="0"><draw:image xlink:href="Pictures/10000001000003390000037B017B91ED8484F74D.png" xlink:type="simple" xlink:show="embed" xlink:actuate="onLoad" draw:mime-type="image/png"/></draw:frame></text:p>
      <text:p text:style-name="P1">1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8055in" svg:y="0.3146in" svg:width="4.4547in" svg:height="4.8035in" draw:z-index="1"><draw:image xlink:href="Pictures/10000001000003390000037B4CC952BE20B3BB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-4</text:p>
      <text:p text:style-name="P1"><draw:frame draw:style-name="fr2" draw:name="Image3" text:anchor-type="char" svg:width="4.5425in" svg:height="4.5862in" draw:z-index="2"><draw:image xlink:href="Pictures/10000001000003390000034109647401DEC8FC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8654in" svg:y="0.1083in" svg:width="4.5457in" svg:height="4.5898in" draw:z-index="3"><draw:image xlink:href="Pictures/100000010000033900000341EC18F30F07C64B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9453in" svg:y="-0.289in" svg:width="4.2472in" svg:height="4.2882in" draw:z-index="4"><draw:image xlink:href="Pictures/100000010000033900000341CD6387FEBB801B7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0.7736in" svg:y="0in" svg:width="4.3827in" svg:height="4.4252in" draw:z-index="5"><draw:image xlink:href="Pictures/10000001000003390000034139246A57757540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7" text:anchor-type="char" svg:width="4.1165in" svg:height="4.1563in" draw:z-index="6"><draw:image xlink:href="Pictures/100000010000033900000341584CBD049E734B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0.9335in" svg:y="0.1508in" svg:width="4.3866in" svg:height="4.4291in" draw:z-index="7"><draw:image xlink:href="Pictures/1000000100000339000003417D5DCB55C7CBE6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20:38:55.777354343</meta:creation-date>
    <dc:date>2023-02-27T20:50:44.638882476</dc:date>
    <meta:editing-duration>PT6M13S</meta:editing-duration>
    <meta:editing-cycles>1</meta:editing-cycles>
    <meta:document-statistic meta:table-count="0" meta:image-count="8" meta:object-count="0" meta:page-count="4" meta:paragraph-count="3" meta:word-count="3" meta:character-count="16" meta:non-whitespace-character-count="16"/>
    <meta:generator>LibreOffice/7.3.7.2$Linux_X86_64 LibreOffice_project/30$Build-2</meta:generator>
  </office:meta>
</office:document-meta>
</file>